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rsid="002047fa" officeooo:paragraph-rsid="002047fa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221006" officeooo:paragraph-rsid="00221006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2047fa" officeooo:paragraph-rsid="002047f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243b15" officeooo:paragraph-rsid="00243b15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243b15" officeooo:paragraph-rsid="0025e344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25e344" officeooo:paragraph-rsid="0025e344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25e344" officeooo:paragraph-rsid="002785e5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2785e5" officeooo:paragraph-rsid="002785e5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243b15" officeooo:paragraph-rsid="002785e5"/>
    </style:style>
    <style:style style:name="P10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rsid="002a86f8" officeooo:paragraph-rsid="002a86f8"/>
    </style:style>
    <style:style style:name="P11" style:family="paragraph" style:parent-style-name="Standard">
      <style:paragraph-properties fo:text-align="justify" style:justify-single-word="false"/>
      <style:text-properties style:font-name="Times New Roman" style:text-underline-style="none" officeooo:rsid="002a86f8" officeooo:paragraph-rsid="002a86f8"/>
    </style:style>
    <style:style style:name="T1" style:family="text">
      <style:text-properties officeooo:rsid="00243b15"/>
    </style:style>
    <style:style style:name="T2" style:family="text">
      <style:text-properties officeooo:rsid="0025e344"/>
    </style:style>
    <style:style style:name="T3" style:family="text">
      <style:text-properties officeooo:rsid="002785e5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2785e5"/>
    </style:style>
    <style:style style:name="T6" style:family="text">
      <style:text-properties officeooo:rsid="002c3c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mostra 1395 <text:span text:style-name="T1">(Amostra 01)</text:span></text:p>
      <text:p text:style-name="P1"/>
      <text:p text:style-name="P2">1) Descrição:</text:p>
      <text:p text:style-name="P2"/>
      <text:p text:style-name="P2"><text:span text:style-name="T2">Um p</text:span>oço simples 4nm, <text:span text:style-name="T1">ela têm </text:span>7 pinos, #1 e # 7 são terras, <text:span text:style-name="T1">#2, #3, #4, #5 e #6 sinais.</text:span></text:p>
      <text:p text:style-name="P2"/>
      <text:p text:style-name="P4">2) Medidas:</text:p>
      <text:p text:style-name="P4"/>
      <text:p text:style-name="P4">13/09/2022:<text:tab/><text:span text:style-name="T5">Sucesso!</text:span></text:p>
      <text:p text:style-name="P4"/>
      <text:p text:style-name="P4"><text:tab/><text:tab/><text:span text:style-name="T2">Pino #07 (A) -------→ Terra</text:span></text:p>
      <text:p text:style-name="P4"><text:tab/><text:tab/><text:span text:style-name="T2">Pino #03 (C) <text:s/>-------→ <text:s/>Sinal</text:span></text:p>
      <text:p text:style-name="P6"/>
      <text:p text:style-name="P7">26/09/2022:<text:tab/><text:span text:style-name="T5">Sucesso!</text:span></text:p>
      <text:p text:style-name="P7"/>
      <text:p text:style-name="P6"><text:tab/><text:tab/>Pino #07 <text:s/>(A)-------→ Terra</text:p>
      <text:p text:style-name="P5"><text:tab/><text:tab/><text:span text:style-name="T2">Pino #02 <text:s/>(C)-------→ <text:s/>Sinal</text:span></text:p>
      <text:p text:style-name="P5"/>
      <text:p text:style-name="P7">27/09/2022:<text:tab/><text:span text:style-name="T5">Sucesso!</text:span></text:p>
      <text:p text:style-name="P7"/>
      <text:p text:style-name="P6"><text:tab/><text:tab/>Pino #07 (A)-------→ Terra</text:p>
      <text:p text:style-name="P5"><text:tab/><text:tab/><text:span text:style-name="T2">Pino #06 (C)-------→ <text:s/>Sinal</text:span></text:p>
      <text:p text:style-name="P6"><text:tab/><text:tab/></text:p>
      <text:p text:style-name="P7">28/09/2022:<text:tab/><text:span text:style-name="T5">Sucesso! </text:span><text:span text:style-name="T3">(</text:span>“<text:span text:style-name="T3">Estranho, medidas IvsV <text:s/>valores muito altos</text:span>”<text:span text:style-name="T3">)*</text:span></text:p>
      <text:p text:style-name="P6"/>
      <text:p text:style-name="P6"><text:tab/><text:tab/>Pino #07 <text:s/>(A)-------→ Terra</text:p>
      <text:p text:style-name="P5"><text:tab/><text:tab/><text:span text:style-name="T2">Pino #05 <text:s/>(C)-------→ <text:s/>Sinal</text:span></text:p>
      <text:p text:style-name="P5"/>
      <text:p text:style-name="P8">29/09/2022:<text:tab/><text:span text:style-name="T4">Sucesso!</text:span></text:p>
      <text:p text:style-name="P8"><text:tab/><text:tab/></text:p>
      <text:p text:style-name="P8"><text:tab/><text:tab/>P<text:span text:style-name="T2">ino #07 <text:s/>(A)-------→ Terra</text:span></text:p>
      <text:p text:style-name="P9"><text:tab/><text:tab/><text:span text:style-name="T2">Pino #0</text:span><text:span text:style-name="T3">4</text:span><text:span text:style-name="T2"> <text:s/>(C)-------→ <text:s/>Sinal</text:span></text:p>
      <text:p text:style-name="P9"/>
      <text:p text:style-name="P9"/>
      <text:p text:style-name="P10">05/01/2023:</text:p>
      <text:p text:style-name="P11"><text:tab/>Adicionei <text:span text:style-name="T6">IvsV .</text:span>txt 150K na pasta 28/09/202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20:01:32.312592189</meta:creation-date>
    <dc:date>2023-01-05T07:43:59.629784937</dc:date>
    <meta:editing-duration>PT6H32M14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23" meta:word-count="105" meta:character-count="638" meta:non-whitespace-character-count="526"/>
  </office:meta>
</office:document-meta>
</file>